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95A3BB54B989ACFFCE.png" manifest:media-type="image/png"/>
  <manifest:file-entry manifest:full-path="Pictures/10000001000002CF0000035CF007AC478285DF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543in" svg:width="6.6929in" svg:height="8.0055in" draw:z-index="0"><draw:image xlink:href="Pictures/10000001000002CF0000035CF007AC478285DFD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6.6929in" svg:height="1.3866in" draw:z-index="1"><draw:image xlink:href="Pictures/10000001000002CF00000095A3BB54B989ACFF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17:51.908040981</meta:creation-date>
    <dc:date>2023-05-25T12:21:18.500278989</dc:date>
    <meta:editing-duration>PT3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